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cm"/>
    </style:style>
    <style:style style:name="gr6" style:family="graphic" style:parent-style-name="objectwithoutfill">
      <style:graphic-properties draw:stroke="solid" draw:stroke-dash="Dashed_20__28_var_29_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ott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9" style:family="graphic" style:parent-style-name="objectwithoutfill">
      <style:graphic-properties draw:stroke="dash" draw:stroke-dash="Line_20_Style_20_1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3cm" svg:height="1.3cm" svg:x="3.903cm" svg:y="4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" draw:id="id1" draw:layer="layout" svg:width="0.8cm" svg:height="0.8cm" svg:x="8cm" svg:y="4.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curve" svg:x1="8.8cm" svg:y1="4.5cm" svg:x2="10.579cm" svg:y2="3.755cm" draw:start-shape="id1" draw:start-glue-point="10" draw:end-shape="id2" draw:end-glue-point="3" svg:d="M8800 4500c1336 0 447-745 1779-745" svg:viewBox="0 0 1780 746">
          <text:p/>
        </draw:connector>
        <draw:connector draw:style-name="gr2" draw:text-style-name="P1" draw:layer="layout" draw:type="curve" svg:x1="8.4cm" svg:y1="4.1cm" svg:x2="4.553cm" svg:y2="4.8cm" draw:start-shape="id1" draw:start-glue-point="4" draw:end-shape="id3" draw:end-glue-point="4" svg:d="M8400 4100c0-751-3847-1101-3847 700" svg:viewBox="0 0 3848 1313">
          <text:p/>
        </draw:connector>
        <draw:custom-shape draw:style-name="gr1" draw:text-style-name="P1" xml:id="id4" draw:id="id4" draw:layer="layout" svg:width="0.8cm" svg:height="0.8cm" svg:x="4.125cm" svg:y="7.5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curve" draw:line-skew="0.151cm" svg:x1="4.125cm" svg:y1="7.986cm" svg:x2="4.093cm" svg:y2="5.91cm" draw:start-shape="id4" draw:start-glue-point="6" draw:end-shape="id3" draw:end-glue-point="7" svg:d="M4125 7986c-858 0-842-2076-32-2076" svg:viewBox="0 0 643 2077">
          <text:p/>
        </draw:connector>
        <draw:connector draw:style-name="gr2" draw:text-style-name="P1" draw:layer="layout" draw:type="line" svg:x1="4.553cm" svg:y1="6.1cm" svg:x2="4.525cm" svg:y2="7.586cm" draw:start-shape="id3" draw:start-glue-point="8" draw:end-shape="id4" draw:end-glue-point="4" svg:d="M4553 6100l-28 1486" svg:viewBox="0 0 29 1487">
          <text:p/>
        </draw:connector>
        <draw:connector draw:style-name="gr2" draw:text-style-name="P1" draw:layer="layout" draw:type="curve" svg:x1="5.013cm" svg:y1="4.99cm" svg:x2="8cm" svg:y2="4.5cm" draw:start-shape="id3" draw:start-glue-point="11" draw:end-shape="id1" draw:end-glue-point="6" svg:d="M5013 4990c2383 0 890-490 2987-490" svg:viewBox="0 0 2988 491">
          <text:p/>
        </draw:connector>
        <draw:connector draw:style-name="gr2" draw:text-style-name="P2" draw:layer="layout" draw:type="line" svg:x1="5.203cm" svg:y1="5.45cm" svg:x2="7.887cm" svg:y2="5.411cm" draw:start-shape="id3" draw:start-glue-point="10" svg:d="M5203 5450l2684-39" svg:viewBox="0 0 2685 40">
          <text:p/>
        </draw:connector>
        <draw:frame draw:style-name="gr3" draw:layer="layout" svg:width="1.984cm" svg:height="0.649cm" svg:x="5.419cm" svg:y="5.351cm">
          <draw:text-box>
            <text:p><text:span text:style-name="T1">Delivered</text:span></text:p>
          </draw:text-box>
        </draw:frame>
        <draw:frame draw:style-name="gr3" draw:layer="layout" svg:width="2.627cm" svg:height="0.649cm" draw:transform="rotate (0.23090706003885) translate (4.688cm 4.412cm)">
          <draw:text-box>
            <text:p><text:span text:style-name="T1">Not Delivered</text:span></text:p>
          </draw:text-box>
        </draw:frame>
        <draw:frame draw:style-name="gr3" draw:layer="layout" svg:width="0.9cm" svg:height="0.649cm" svg:x="8.9cm" svg:y="3.751cm">
          <draw:text-box>
            <text:p><text:span text:style-name="T1">&gt;3</text:span></text:p>
          </draw:text-box>
        </draw:frame>
        <draw:frame draw:style-name="gr4" xml:id="id2" draw:id="id2" draw:layer="layout" svg:width="1.903cm" svg:height="0.649cm" svg:x="10.579cm" svg:y="3.431cm">
          <draw:text-box>
            <text:p><text:span text:style-name="T1">Abandon</text:span></text:p>
          </draw:text-box>
        </draw:frame>
        <draw:frame draw:style-name="gr3" draw:layer="layout" svg:width="1.751cm" svg:height="0.649cm" svg:x="4.419cm" svg:y="6.151cm">
          <draw:text-box>
            <text:p><text:span text:style-name="T1">Timeout</text:span></text:p>
          </draw:text-box>
        </draw:frame>
        <draw:custom-shape draw:style-name="gr1" draw:text-style-name="P1" xml:id="id5" draw:id="id5" draw:layer="layout" svg:width="0.8cm" svg:height="0.8cm" svg:x="6.103cm" svg:y="7.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6.903cm" svg:y1="8cm" svg:x2="8.738cm" svg:y2="8.007cm" draw:start-shape="id5" draw:start-glue-point="10" svg:d="M6903 8000l1835 7" svg:viewBox="0 0 1836 8">
          <text:p/>
        </draw:connector>
        <draw:connector draw:style-name="gr2" draw:text-style-name="P1" draw:layer="layout" draw:type="curve" svg:x1="4.925cm" svg:y1="7.986cm" svg:x2="6.103cm" svg:y2="8cm" draw:start-shape="id4" draw:start-glue-point="10" draw:end-shape="id5" draw:end-glue-point="6" svg:d="M4925 7986c885 0 296 14 1178 14" svg:viewBox="0 0 1179 15">
          <text:p/>
        </draw:connector>
        <draw:frame draw:style-name="gr5" draw:layer="layout" svg:width="0.9cm" svg:height="0.649cm" svg:x="4.9cm" svg:y="7.2cm">
          <draw:text-box>
            <text:p><text:span text:style-name="T1">&gt;3</text:span></text:p>
          </draw:text-box>
        </draw:frame>
        <draw:connector draw:style-name="gr2" draw:text-style-name="P1" draw:layer="layout" draw:type="curve" draw:line-skew="0.445cm" svg:x1="3.562cm" svg:y1="3.605cm" svg:x2="4.093cm" svg:y2="4.99cm" draw:end-shape="id3" draw:end-glue-point="5" svg:d="M3562 3605c0 1188 531 496 531 1385" svg:viewBox="0 0 532 1386">
          <text:p/>
        </draw:connector>
        <draw:frame draw:style-name="gr3" draw:layer="layout" svg:width="0.756cm" svg:height="0.649cm" svg:x="3.503cm" svg:y="3.351cm">
          <draw:text-box>
            <text:p><text:span text:style-name="T1">C</text:span></text:p>
          </draw:text-box>
        </draw:frame>
        <draw:frame draw:style-name="gr3" draw:layer="layout" svg:width="0.718cm" svg:height="0.649cm" svg:x="3.4cm" svg:y="6.251cm">
          <draw:text-box>
            <text:p><text:span text:style-name="T1">T</text:span></text:p>
          </draw:text-box>
        </draw:frame>
        <draw:frame draw:style-name="gr3" draw:layer="layout" svg:width="0.896cm" svg:height="0.649cm" svg:x="4.107cm" svg:y="5.151cm">
          <draw:text-box>
            <text:p><text:span text:style-name="T1">Tx</text:span></text:p>
          </draw:text-box>
        </draw:frame>
        <draw:custom-shape draw:style-name="gr1" draw:text-style-name="P1" xml:id="id7" draw:id="id7" draw:layer="layout" svg:width="1.3cm" svg:height="1.3cm" svg:x="15.003cm" svg:y="4.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1" draw:layer="layout" draw:type="line" svg:x1="10.3cm" svg:y1="5.4cm" svg:x2="15.003cm" svg:y2="5.35cm" draw:start-shape="id6" draw:end-shape="id7" draw:end-glue-point="6" svg:d="M10300 5400l4703-50" svg:viewBox="0 0 4704 51">
          <text:p/>
        </draw:connector>
        <draw:line draw:style-name="gr7" draw:text-style-name="P1" xml:id="id6" draw:id="id6" draw:layer="layout" svg:x1="7.903cm" svg:y1="5.4cm" svg:x2="10.3cm" svg:y2="5.4cm">
          <text:p/>
        </draw:line>
        <draw:custom-shape draw:style-name="gr1" draw:text-style-name="P1" xml:id="id9" draw:id="id9" draw:layer="layout" svg:width="0.8cm" svg:height="0.8cm" svg:x="17.5cm" svg:y="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0" draw:id="id10" draw:layer="layout" svg:width="0.8cm" svg:height="0.8cm" svg:x="12.88cm" svg:y="20.38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8" xml:id="id8" draw:id="id8" draw:layer="layout" svg:width="1.302cm" svg:height="0.649cm" svg:x="15.001cm" svg:y="5.051cm">
          <draw:text-box>
            <text:p><text:span text:style-name="T1">Base</text:span></text:p>
          </draw:text-box>
        </draw:frame>
        <draw:connector draw:style-name="gr2" draw:text-style-name="P1" draw:layer="layout" draw:type="curve" svg:x1="16.303cm" svg:y1="5.375cm" svg:x2="17.5cm" svg:y2="7.3cm" draw:start-shape="id8" draw:start-glue-point="1" draw:end-shape="id9" draw:end-glue-point="6" svg:d="M16303 5375c897 0 299 1925 1197 1925" svg:viewBox="0 0 1198 1926">
          <text:p/>
        </draw:connector>
        <draw:frame draw:style-name="gr3" draw:layer="layout" svg:width="1.967cm" svg:height="0.649cm" svg:x="16.803cm" svg:y="5.4cm">
          <draw:text-box>
            <text:p><text:span text:style-name="T1">Unknown</text:span></text:p>
          </draw:text-box>
        </draw:frame>
        <draw:frame draw:style-name="gr3" draw:layer="layout" svg:width="1.497cm" svg:height="0.649cm" svg:x="17.503cm" svg:y="7.9cm">
          <draw:text-box>
            <text:p><text:span text:style-name="T1">Ignore</text:span></text:p>
          </draw:text-box>
        </draw:frame>
        <draw:connector draw:style-name="gr2" draw:text-style-name="P1" draw:layer="layout" draw:type="curve" svg:x1="15.653cm" svg:y1="6cm" svg:x2="13.68cm" svg:y2="20.782cm" draw:start-shape="id7" draw:start-glue-point="8" draw:end-shape="id10" draw:end-glue-point="10" svg:d="M15653 6000c0 9855-657 14782-1973 14782" svg:viewBox="0 0 1974 14783">
          <text:p/>
        </draw:connector>
        <draw:custom-shape draw:style-name="gr1" draw:text-style-name="P1" xml:id="id11" draw:id="id11" draw:layer="layout" svg:width="0.8cm" svg:height="0.8cm" svg:x="12.9cm" svg:y="12.34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8" draw:layer="layout" svg:width="2.2cm" svg:height="0.649cm" svg:x="13cm" svg:y="5.951cm">
          <draw:text-box>
            <text:p><text:span text:style-name="T1">Checksum</text:span></text:p>
          </draw:text-box>
        </draw:frame>
        <draw:frame draw:style-name="gr8" draw:layer="layout" svg:width="1.302cm" svg:height="0.649cm" svg:x="12.88cm" svg:y="20.482cm">
          <draw:text-box>
            <text:p><text:span text:style-name="T1">A</text:span></text:p>
          </draw:text-box>
        </draw:frame>
        <draw:frame draw:style-name="gr8" xml:id="id23" draw:id="id23" draw:layer="layout" svg:width="0.902cm" svg:height="0.649cm" svg:x="12.9cm" svg:y="12.449cm">
          <draw:text-box>
            <text:p><text:span text:style-name="T1">N</text:span></text:p>
          </draw:text-box>
        </draw:frame>
        <draw:connector draw:style-name="gr2" draw:text-style-name="P1" draw:layer="layout" draw:type="curve" draw:line-skew="0.503cm" svg:x1="15.193cm" svg:y1="5.81cm" svg:x2="13.7cm" svg:y2="12.749cm" draw:start-shape="id7" draw:start-glue-point="7" draw:end-shape="id11" draw:end-glue-point="10" svg:d="M15193 5810c-507 0 239 6939-1493 6939" svg:viewBox="0 0 1494 6940">
          <text:p/>
        </draw:connector>
        <draw:connector draw:style-name="gr2" draw:text-style-name="P1" draw:layer="layout" draw:type="line" svg:x1="12.88cm" svg:y1="20.782cm" svg:x2="10.491cm" svg:y2="20.775cm" draw:start-shape="id10" draw:start-glue-point="6" svg:d="M12880 20782l-2389-7" svg:viewBox="0 0 2390 8">
          <text:p/>
        </draw:connector>
        <draw:custom-shape draw:style-name="gr1" draw:text-style-name="P1" xml:id="id15" draw:id="id15" draw:layer="layout" svg:width="0.8cm" svg:height="0.8cm" svg:x="6cm" svg:y="23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2" draw:id="id12" draw:layer="layout" svg:width="1.3cm" svg:height="1.3cm" svg:x="3.9cm" svg:y="20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4" draw:id="id14" draw:layer="layout" svg:width="1.3cm" svg:height="1.3cm" svg:x="3.935cm" svg:y="12.14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6" draw:id="id16" draw:layer="layout" svg:width="0.8cm" svg:height="0.8cm" svg:x="8.1cm" svg:y="22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20" draw:id="id20" draw:layer="layout" svg:width="0.8cm" svg:height="0.8cm" svg:x="6.156cm" svg:y="10.18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12.9cm" svg:y1="12.749cm" svg:x2="10.445cm" svg:y2="12.819cm" draw:start-shape="id11" draw:start-glue-point="6" svg:d="M12900 12749l-2455 70" svg:viewBox="0 0 2456 71">
          <text:p/>
        </draw:connector>
        <draw:connector draw:style-name="gr2" draw:text-style-name="P1" draw:layer="layout" draw:type="line" svg:x1="6.688cm" svg:y1="20.846cm" svg:x2="5.2cm" svg:y2="20.85cm" draw:end-shape="id12" draw:end-glue-point="10" svg:d="M6688 20846l-1488 4" svg:viewBox="0 0 1489 5">
          <text:p/>
        </draw:connector>
        <draw:connector draw:style-name="gr2" draw:text-style-name="P1" draw:layer="layout" draw:type="line" svg:x1="8.7cm" svg:y1="12.774cm" svg:x2="5.235cm" svg:y2="12.799cm" draw:start-shape="id13" draw:start-glue-point="3" draw:end-shape="id14" draw:end-glue-point="10" svg:d="M8700 12774l-3465 25" svg:viewBox="0 0 3466 26">
          <text:p/>
        </draw:connector>
        <draw:line draw:style-name="gr7" draw:text-style-name="P1" xml:id="id13" draw:id="id13" draw:layer="layout" svg:x1="10.4cm" svg:y1="12.749cm" svg:x2="8.7cm" svg:y2="12.8cm">
          <text:p/>
        </draw:line>
        <draw:line draw:style-name="gr7" draw:text-style-name="P1" draw:layer="layout" svg:x1="10.48cm" svg:y1="20.782cm" svg:x2="6.8cm" svg:y2="20.8cm">
          <text:p/>
        </draw:line>
        <draw:connector draw:style-name="gr2" draw:text-style-name="P1" draw:layer="layout" draw:type="curve" svg:x1="4.55cm" svg:y1="21.5cm" svg:x2="6cm" svg:y2="23.6cm" draw:start-shape="id12" draw:end-shape="id15" draw:end-glue-point="6" svg:d="M4550 21500c0 1400 483 2100 1450 2100" svg:viewBox="0 0 1451 2101">
          <text:p/>
        </draw:connector>
        <draw:connector draw:style-name="gr2" draw:text-style-name="P1" draw:layer="layout" draw:type="curve" svg:x1="6.683cm" svg:y1="23.317cm" svg:x2="8.1cm" svg:y2="22.8cm" draw:start-shape="id15" draw:start-glue-point="11" draw:end-shape="id16" draw:end-glue-point="6" svg:d="M6683 23317c1152 0 444-517 1417-517" svg:viewBox="0 0 1418 518">
          <text:p/>
        </draw:connector>
        <draw:connector draw:style-name="gr2" draw:text-style-name="P1" draw:layer="layout" draw:type="curve" svg:x1="8.5cm" svg:y1="22.4cm" svg:x2="6.4cm" svg:y2="23.2cm" draw:start-shape="id16" draw:start-glue-point="4" draw:end-shape="id15" draw:end-glue-point="4" svg:d="M8500 22400c0-751-2100-1151-2100 800" svg:viewBox="0 0 2101 1420">
          <text:p/>
        </draw:connector>
        <draw:connector draw:style-name="gr2" draw:text-style-name="P1" draw:layer="layout" draw:type="line" svg:x1="6.8cm" svg:y1="23.6cm" svg:x2="9.115cm" svg:y2="23.602cm" draw:start-shape="id15" draw:start-glue-point="10" svg:d="M6800 23600l2315 2" svg:viewBox="0 0 2316 3">
          <text:p/>
        </draw:connector>
        <draw:custom-shape draw:style-name="gr1" draw:text-style-name="P1" xml:id="id17" draw:id="id17" draw:layer="layout" svg:width="1.3cm" svg:height="1.3cm" svg:x="12.613cm" svg:y="22.88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10.08cm" svg:y1="23.565cm" svg:x2="12.613cm" svg:y2="23.532cm" draw:end-shape="id17" draw:end-glue-point="6" svg:d="M10080 23565l2533-33" svg:viewBox="0 0 2534 34">
          <text:p/>
        </draw:connector>
        <draw:line draw:style-name="gr9" draw:text-style-name="P1" draw:layer="layout" svg:x1="9.1cm" svg:y1="23.6cm" svg:x2="10.4cm" svg:y2="23.6cm">
          <text:p/>
        </draw:line>
        <draw:frame draw:style-name="gr3" draw:layer="layout" svg:width="0.735cm" svg:height="0.649cm" svg:x="6.185cm" svg:y="7.7cm">
          <draw:text-box>
            <text:p><text:span text:style-name="T1">X</text:span></text:p>
          </draw:text-box>
        </draw:frame>
        <draw:frame draw:style-name="gr3" draw:layer="layout" svg:width="0.735cm" svg:height="0.649cm" svg:x="6.082cm" svg:y="23.3cm">
          <draw:text-box>
            <text:p><text:span text:style-name="T1">A</text:span></text:p>
          </draw:text-box>
        </draw:frame>
        <draw:frame draw:style-name="gr3" draw:layer="layout" svg:width="0.735cm" svg:height="0.649cm" svg:x="6.238cm" svg:y="10.234cm">
          <draw:text-box>
            <text:p><text:span text:style-name="T1">X</text:span></text:p>
          </draw:text-box>
        </draw:frame>
        <draw:frame draw:style-name="gr3" draw:layer="layout" svg:width="0.9cm" svg:height="0.649cm" svg:x="9cm" svg:y="22.1cm">
          <draw:text-box>
            <text:p><text:span text:style-name="T1">&gt;3</text:span></text:p>
          </draw:text-box>
        </draw:frame>
        <draw:frame draw:style-name="gr10" draw:layer="layout" svg:width="1.01cm" svg:height="0.649cm" svg:x="6.69cm" svg:y="22.6cm">
          <draw:text-box>
            <text:p><text:span text:style-name="T1">ND</text:span></text:p>
          </draw:text-box>
        </draw:frame>
        <draw:connector draw:style-name="gr2" draw:text-style-name="P1" draw:layer="layout" draw:type="curve" svg:x1="8.9cm" svg:y1="22.8cm" svg:x2="10.58cm" svg:y2="22.157cm" draw:start-shape="id16" draw:start-glue-point="10" draw:end-shape="id18" draw:end-glue-point="3" svg:d="M8900 22800c1261 0 422-643 1680-643" svg:viewBox="0 0 1681 644">
          <text:p/>
        </draw:connector>
        <draw:frame draw:style-name="gr11" xml:id="id18" draw:id="id18" draw:layer="layout" svg:width="1.903cm" svg:height="0.649cm" svg:x="10.58cm" svg:y="21.833cm">
          <draw:text-box>
            <text:p><text:span text:style-name="T1">Abandon</text:span></text:p>
          </draw:text-box>
        </draw:frame>
        <draw:custom-shape draw:style-name="gr1" draw:text-style-name="P1" xml:id="id19" draw:id="id19" draw:layer="layout" svg:width="1.5cm" svg:height="1.5cm" svg:x="12.45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10.3cm" svg:y1="7.934cm" svg:x2="12.45cm" svg:y2="7.95cm" draw:end-shape="id19" draw:end-glue-point="6" svg:d="M10300 7934l2150 16" svg:viewBox="0 0 2151 17">
          <text:p/>
        </draw:connector>
        <draw:line draw:style-name="gr9" draw:text-style-name="P1" draw:layer="layout" svg:x1="8.7cm" svg:y1="8cm" svg:x2="10.403cm" svg:y2="8cm">
          <text:p/>
        </draw:line>
        <draw:frame draw:style-name="gr3" draw:layer="layout" svg:width="1.907cm" svg:height="1.047cm" svg:x="12.3cm" svg:y="7.553cm">
          <draw:text-box>
            <text:p><text:span text:style-name="T1">Reject or</text:span></text:p>
            <text:p><text:span text:style-name="T1">Timeout</text:span></text:p>
          </draw:text-box>
        </draw:frame>
        <draw:frame draw:style-name="gr3" draw:layer="layout" svg:width="1.577cm" svg:height="0.649cm" svg:x="12.513cm" svg:y="23.182cm">
          <draw:text-box>
            <text:p><text:span text:style-name="T1">Accept</text:span></text:p>
          </draw:text-box>
        </draw:frame>
        <draw:connector draw:style-name="gr2" draw:text-style-name="P1" draw:layer="layout" draw:type="curve" draw:line-skew="-0.458cm" svg:x1="3.935cm" svg:y1="12.799cm" svg:x2="3.903cm" svg:y2="5.45cm" draw:start-shape="id14" draw:start-glue-point="6" draw:end-shape="id3" draw:end-glue-point="6" svg:d="M3935 12799c-1486 0-1470-7349-32-7349" svg:viewBox="0 0 1114 7350">
          <text:p/>
        </draw:connector>
        <draw:frame draw:style-name="gr10" draw:layer="layout" svg:width="0.756cm" svg:height="0.649cm" svg:x="2.6cm" svg:y="12cm">
          <draw:text-box>
            <text:p><text:span text:style-name="T1">N</text:span></text:p>
          </draw:text-box>
        </draw:frame>
        <draw:frame draw:style-name="gr3" draw:layer="layout" svg:width="0.9cm" svg:height="0.649cm" svg:x="4.2cm" svg:y="10.351cm">
          <draw:text-box>
            <text:p><text:span text:style-name="T1">&gt;3</text:span></text:p>
          </draw:text-box>
        </draw:frame>
        <draw:frame draw:style-name="gr8" draw:layer="layout" svg:width="1.302cm" svg:height="0.649cm" svg:x="14.48cm" svg:y="14.149cm">
          <draw:text-box>
            <text:p><text:span text:style-name="T1">OK</text:span></text:p>
          </draw:text-box>
        </draw:frame>
        <draw:frame draw:style-name="gr8" draw:layer="layout" svg:width="2.002cm" svg:height="0.649cm" svg:x="9cm" svg:y="26.082cm">
          <draw:text-box>
            <text:p><text:span text:style-name="T1">Ended</text:span></text:p>
          </draw:text-box>
        </draw:frame>
        <draw:connector draw:style-name="gr2" draw:text-style-name="P1" draw:layer="layout" draw:type="curve" svg:x1="13.263cm" svg:y1="24.182cm" svg:x2="9.883cm" svg:y2="26.082cm" draw:start-shape="id17" draw:start-glue-point="8" svg:d="M13263 24182c0 1801-3380 852-3380 1900" svg:viewBox="0 0 3381 1901">
          <text:p/>
        </draw:connector>
        <draw:frame draw:style-name="gr8" draw:layer="layout" svg:width="2.002cm" svg:height="0.649cm" svg:x="2.1cm" svg:y="2.951cm">
          <draw:text-box>
            <text:p><text:span text:style-name="T1">Start</text:span></text:p>
          </draw:text-box>
        </draw:frame>
        <draw:frame draw:style-name="gr12" draw:layer="layout" svg:width="3.602cm" svg:height="2.639cm" svg:x="14.2cm" svg:y="22.9cm">
          <draw:text-box>
            <text:p><text:span text:style-name="T1">At this point any received data response other than parameter or data command will be taken as accept</text:span></text:p>
          </draw:text-box>
        </draw:frame>
        <draw:frame draw:style-name="gr10" draw:layer="layout" svg:width="0.735cm" svg:height="0.649cm" svg:x="6cm" svg:y="2.851cm">
          <draw:text-box>
            <text:p><text:span text:style-name="T1">S</text:span></text:p>
          </draw:text-box>
        </draw:frame>
        <draw:connector draw:style-name="gr2" draw:text-style-name="P1" draw:layer="layout" draw:type="curve" svg:x1="4.585cm" svg:y1="12.149cm" svg:x2="6.156cm" svg:y2="10.583cm" draw:start-shape="id14" draw:start-glue-point="4" draw:end-shape="id20" draw:end-glue-point="6" svg:d="M4585 12149c0-1044 523-1566 1571-1566" svg:viewBox="0 0 1572 1567">
          <text:p/>
        </draw:connector>
        <draw:custom-shape draw:style-name="gr1" draw:text-style-name="P1" xml:id="id22" draw:id="id22" draw:layer="layout" svg:width="0.8cm" svg:height="0.8cm" svg:x="6.3cm" svg:y="16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21" draw:id="id21" draw:layer="layout" svg:width="1.3cm" svg:height="1.3cm" svg:x="3.9cm" svg:y="1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curve" svg:x1="5.2cm" svg:y1="16.65cm" svg:x2="6.3cm" svg:y2="16.7cm" draw:start-shape="id21" draw:end-shape="id22" draw:end-glue-point="6" svg:d="M5200 16650c826 0 277 50 1100 50" svg:viewBox="0 0 1101 51">
          <text:p/>
        </draw:connector>
        <draw:line draw:style-name="gr9" draw:text-style-name="P1" draw:layer="layout" svg:x1="10.6cm" svg:y1="17.6cm" svg:x2="11.9cm" svg:y2="17.6cm">
          <text:p/>
        </draw:line>
        <draw:frame draw:style-name="gr3" draw:layer="layout" svg:width="0.735cm" svg:height="0.649cm" svg:x="6.382cm" svg:y="16.4cm">
          <draw:text-box>
            <text:p><text:span text:style-name="T1">X</text:span></text:p>
          </draw:text-box>
        </draw:frame>
        <draw:frame draw:style-name="gr13" draw:layer="layout" svg:width="0.9cm" svg:height="0.649cm" svg:x="5.2cm" svg:y="15.951cm">
          <draw:text-box>
            <text:p><text:span text:style-name="T1">&gt;3</text:span></text:p>
          </draw:text-box>
        </draw:frame>
        <draw:line draw:style-name="gr7" draw:text-style-name="P1" draw:layer="layout" svg:x1="9.1cm" svg:y1="9.825cm" svg:x2="10.2cm" svg:y2="9.825cm">
          <text:p/>
        </draw:line>
        <draw:connector draw:style-name="gr2" draw:text-style-name="P1" draw:layer="layout" draw:type="curve" draw:line-skew="0.309cm" svg:x1="13.351cm" svg:y1="13.098cm" svg:x2="10.477cm" svg:y2="14.534cm" draw:start-shape="id23" draw:start-glue-point="2" svg:d="M13351 13098c0 1915-2874 1198-2874 1436" svg:viewBox="0 0 2875 1437">
          <text:p/>
        </draw:connector>
        <draw:line draw:style-name="gr9" draw:text-style-name="P1" xml:id="id24" draw:id="id24" draw:layer="layout" svg:x1="8.7cm" svg:y1="14.5cm" svg:x2="10.403cm" svg:y2="14.5cm">
          <text:p/>
        </draw:line>
        <draw:connector draw:style-name="gr2" draw:text-style-name="P1" draw:layer="layout" draw:type="curve" draw:line-skew="-0.75cm" svg:x1="8.7cm" svg:y1="14.5cm" svg:x2="4.55cm" svg:y2="16cm" draw:start-shape="id24" draw:start-glue-point="3" draw:end-shape="id21" draw:end-glue-point="4" svg:d="M8700 14500c0 0-4150-750-4150 1500" svg:viewBox="0 0 4151 1621">
          <text:p/>
        </draw:connector>
        <draw:connector draw:style-name="gr2" draw:text-style-name="P1" draw:layer="layout" draw:type="curve" draw:line-skew="-0.397cm" svg:x1="13.28cm" svg:y1="20.382cm" svg:x2="10.73cm" svg:y2="18.962cm" draw:start-shape="id10" draw:start-glue-point="4" svg:d="M13280 20382c0-2035-2550-1326-2550-1420" svg:viewBox="0 0 2551 1467">
          <text:p/>
        </draw:connector>
        <draw:line draw:style-name="gr9" draw:text-style-name="P1" xml:id="id25" draw:id="id25" draw:layer="layout" svg:x1="9.1cm" svg:y1="19cm" svg:x2="10.803cm" svg:y2="19cm">
          <text:p/>
        </draw:line>
        <draw:connector draw:style-name="gr2" draw:text-style-name="P1" draw:layer="layout" draw:type="curve" draw:line-skew="0.749cm" svg:x1="9.1cm" svg:y1="19cm" svg:x2="4.55cm" svg:y2="17.3cm" draw:start-shape="id25" draw:start-glue-point="3" draw:end-shape="id21" draw:end-glue-point="8" svg:d="M9100 19000c0-150-4550 700-4550-1700" svg:viewBox="0 0 4551 1730">
          <text:p/>
        </draw:connector>
        <draw:frame draw:style-name="gr8" xml:id="id26" draw:id="id26" draw:layer="layout" svg:width="1.302cm" svg:height="0.649cm" svg:x="3.9cm" svg:y="16.3cm">
          <draw:text-box>
            <text:p><text:span text:style-name="T1">Error</text:span></text:p>
          </draw:text-box>
        </draw:frame>
        <draw:connector draw:style-name="gr2" draw:text-style-name="P1" draw:layer="layout" draw:type="curve" draw:line-skew="-1.402cm" svg:x1="3.9cm" svg:y1="16.624cm" svg:x2="4.093cm" svg:y2="4.99cm" draw:start-shape="id26" draw:start-glue-point="3" draw:end-shape="id3" draw:end-glue-point="5" svg:d="M3900 16624c-2853 0-2949-11634 193-11634" svg:viewBox="0 0 2346 11635">
          <text:p/>
        </draw:connector>
        <draw:frame draw:style-name="gr10" draw:layer="layout" svg:width="0.735cm" svg:height="0.649cm" svg:x="1.644cm" svg:y="15.051cm">
          <draw:text-box>
            <text:p><text:span text:style-name="T1">E</text:span></text:p>
          </draw:text-box>
        </draw:frame>
        <draw:connector draw:style-name="gr2" draw:text-style-name="P1" draw:layer="layout" draw:type="line" svg:x1="7cm" svg:y1="10.6cm" svg:x2="8.835cm" svg:y2="10.607cm" svg:d="M7000 10600l1835 7" svg:viewBox="0 0 1836 8">
          <text:p/>
        </draw:connector>
        <draw:custom-shape draw:style-name="gr1" draw:text-style-name="P1" xml:id="id27" draw:id="id27" draw:layer="layout" svg:width="1.5cm" svg:height="1.5cm" svg:x="12.547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10.397cm" svg:y1="10.534cm" svg:x2="12.547cm" svg:y2="10.55cm" draw:end-shape="id27" draw:end-glue-point="6" svg:d="M10397 10534l2150 16" svg:viewBox="0 0 2151 17">
          <text:p/>
        </draw:connector>
        <draw:line draw:style-name="gr9" draw:text-style-name="P1" draw:layer="layout" svg:x1="8.797cm" svg:y1="10.6cm" svg:x2="10.5cm" svg:y2="10.6cm">
          <text:p/>
        </draw:line>
        <draw:frame draw:style-name="gr3" draw:layer="layout" svg:width="1.907cm" svg:height="1.047cm" svg:x="12.397cm" svg:y="10.153cm">
          <draw:text-box>
            <text:p><text:span text:style-name="T1">Reject or</text:span></text:p>
            <text:p><text:span text:style-name="T1">Timeout</text:span></text:p>
          </draw:text-box>
        </draw:frame>
        <draw:connector draw:style-name="gr2" draw:text-style-name="P1" draw:layer="layout" draw:type="line" svg:x1="7.1cm" svg:y1="16.7cm" svg:x2="8.935cm" svg:y2="16.707cm" svg:d="M7100 16700l1835 7" svg:viewBox="0 0 1836 8">
          <text:p/>
        </draw:connector>
        <draw:custom-shape draw:style-name="gr1" draw:text-style-name="P1" xml:id="id28" draw:id="id28" draw:layer="layout" svg:width="1.5cm" svg:height="1.5cm" svg:x="12.647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10.497cm" svg:y1="16.634cm" svg:x2="12.647cm" svg:y2="16.65cm" draw:end-shape="id28" draw:end-glue-point="6" svg:d="M10497 16634l2150 16" svg:viewBox="0 0 2151 17">
          <text:p/>
        </draw:connector>
        <draw:line draw:style-name="gr9" draw:text-style-name="P1" draw:layer="layout" svg:x1="8.897cm" svg:y1="16.7cm" svg:x2="10.6cm" svg:y2="16.7cm">
          <text:p/>
        </draw:line>
        <draw:frame draw:style-name="gr3" draw:layer="layout" svg:width="1.907cm" svg:height="1.047cm" svg:x="12.597cm" svg:y="16.253cm">
          <draw:text-box>
            <text:p><text:span text:style-name="T1">Reject or</text:span></text:p>
            <text:p><text:span text:style-name="T1">Timeout</text:span></text:p>
          </draw:text-box>
        </draw:frame>
        <draw:frame draw:style-name="gr14" draw:layer="layout" svg:width="4.426cm" svg:height="1.047cm" svg:x="4.903cm" svg:y="24.651cm">
          <draw:text-box>
            <text:p><text:span text:style-name="T1">Retries after non-delivery</text:span></text:p>
            <text:p><text:span text:style-name="T1">is an optional featur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Line_20_Style_20_1" draw:display-name="Line Style 1" draw:style="rect" draw:dots1="4" draw:distance="0.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7:40:19.511505536</meta:creation-date>
    <meta:generator>LibreOffice/4.2.8.2$Linux_X86_64 LibreOffice_project/420m0$Build-2</meta:generator>
    <dc:date>2016-05-06T18:08:23.421594085</dc:date>
    <meta:editing-duration>PT3H4M13S</meta:editing-duration>
    <meta:editing-cycles>40</meta:editing-cycles>
    <meta:document-statistic meta:object-count="104"/>
  </office:meta>
</office:document-meta>
</file>